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31cm" svg:height="0.794cm" draw:transform="rotate (0.596902604181948) translate (5.762cm 14.666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731cm" svg:height="0.794cm" draw:transform="rotate (0.596902604181948) translate (5.762cm 12.56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175cm" svg:height="0.794cm" svg:x="5.921cm" svg:y="12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421cm" svg:height="2.381cm" svg:x="9.056cm" svg:y="8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78cm" svg:height="0.78cm" svg:x="9.373cm" svg:y="8.705cm">
          <draw:text-box>
            <text:p text:style-name="P2">tâche1</text:p>
          </draw:text-box>
        </draw:frame>
        <draw:custom-shape draw:style-name="gr1" draw:text-style-name="P1" draw:layer="layout" svg:width="1.429cm" svg:height="1.429cm" svg:x="9.532cm" svg:y="9.48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317cm" svg:height="0.318cm" svg:x="10.615cm" svg:y="10.061cm">
          <text:p/>
          <draw:enhanced-geometry svg:viewBox="0 0 21600 21600" draw:text-areas="?f0 ?f7 ?f2 21600" draw:mirror-vertical="true" draw:mirror-horizontal="false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317cm" svg:height="0.318cm" svg:x="9.549cm" svg:y="9.988cm">
          <text:p/>
          <draw:enhanced-geometry svg:viewBox="0 0 21600 21600" draw:text-areas="?f0 ?f7 ?f2 21600" draw:mirror-vertical="false" draw:mirror-horizontal="false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365cm" svg:height="2.381cm" svg:x="9.096cm" svg:y="11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78cm" svg:height="0.78cm" svg:x="9.413cm" svg:y="11.491cm">
          <draw:text-box>
            <text:p text:style-name="P2">tâche2</text:p>
          </draw:text-box>
        </draw:frame>
        <draw:custom-shape draw:style-name="gr1" draw:text-style-name="P1" draw:layer="layout" svg:width="1.429cm" svg:height="1.429cm" svg:x="9.572cm" svg:y="12.27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317cm" svg:height="0.318cm" svg:x="10.655cm" svg:y="12.847cm">
          <text:p/>
          <draw:enhanced-geometry svg:viewBox="0 0 21600 21600" draw:text-areas="?f0 ?f7 ?f2 21600" draw:mirror-vertical="true" draw:mirror-horizontal="false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317cm" svg:height="0.318cm" svg:x="9.589cm" svg:y="12.774cm">
          <text:p/>
          <draw:enhanced-geometry svg:viewBox="0 0 21600 21600" draw:text-areas="?f0 ?f7 ?f2 21600" draw:mirror-vertical="false" draw:mirror-horizontal="false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381cm" svg:height="2.381cm" svg:x="9.071cm" svg:y="14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78cm" svg:height="0.78cm" svg:x="9.388cm" svg:y="14.317cm">
          <draw:text-box>
            <text:p text:style-name="P2">tâche3</text:p>
          </draw:text-box>
        </draw:frame>
        <draw:custom-shape draw:style-name="gr1" draw:text-style-name="P1" draw:layer="layout" svg:width="1.429cm" svg:height="1.429cm" svg:x="9.547cm" svg:y="15.09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317cm" svg:height="0.318cm" svg:x="10.63cm" svg:y="15.673cm">
          <text:p/>
          <draw:enhanced-geometry svg:viewBox="0 0 21600 21600" draw:text-areas="?f0 ?f7 ?f2 21600" draw:mirror-vertical="true" draw:mirror-horizontal="false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317cm" svg:height="0.318cm" svg:x="9.564cm" svg:y="15.6cm">
          <text:p/>
          <draw:enhanced-geometry svg:viewBox="0 0 21600 21600" draw:text-areas="?f0 ?f7 ?f2 21600" draw:mirror-vertical="false" draw:mirror-horizontal="false" draw:type="up-arrow" draw:modifiers="21600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4cm" svg:height="2.698cm" svg:x="3.698cm" svg:y="11.495cm">
          <text:p text:style-name="P3">entré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Yann Thoma</meta:initial-creator>
    <meta:creation-date>2009-02-05T10:45:37</meta:creation-date>
    <dc:date>2009-02-18T16:57:46</dc:date>
    <meta:editing-cycles>5</meta:editing-cycles>
    <meta:editing-duration>PT03H55M25S</meta:editing-duration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